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4-09-17 1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4-08-26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4-07-29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4-06-12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4-05-28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4-04-29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4-03-12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4-02-20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4-01-18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3-12-18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3-11-27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3-10-31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3-09-20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3-08-17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3-07-24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3-06-26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3-05-08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3-03-31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3-02-15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3-01-18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2-11-30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2-11-01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2-09-23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2-08-31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2-07-19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2-06-06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2-05-24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2-04-14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2-03-24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2-02-04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2-01-21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1-11-10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1-10-27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1-09-17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1-08-30 1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1-07-16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1-05-25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1-04-22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1-03-18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1-02-23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1-01-22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0-11-18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0-10-21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0-09-08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0-08-14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0-07-08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0-06-04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0-05-21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0-04-17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0-03-26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0-02-28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20-01-2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9-12-27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9-11-2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9-10-24 1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9-09-18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9-08-22 1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9-07-26 1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9-06-19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9-05-31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9-04-29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9-03-19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9-02-28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9-01-14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8-12-10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8-10-23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8-09-26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8-08-24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8-07-27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8-06-21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8-05-16 1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8-04-09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8-03-14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8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7-11-22 1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7-08-14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7-06-27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7-05-30 1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7-05-02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7-03-28 1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7-02-13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7-01-10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6-11-30 0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6-11-22 1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6-10-25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6-09-26 1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6-08-24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6-07-19 1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6-06-0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6-05-24 1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6-04-21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6-03-22 1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6-02-10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6-01-12 1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5-12-02 1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5-11-09 1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5-10-14 1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5-09-01 1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5-08-06 14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5-07-16 1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5-06-16 1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5-05-07 1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5-04-24 1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5-03-09 1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5-02-09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5-01-05 1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4-12-15 1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4-11-14 1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4-10-29 1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4-09-22 1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4-08-29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4-07-30 1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4-06-19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4-05-28 1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3-12-09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3-11-25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3-09-27 1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3-08-30 1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3-05-13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3-03-26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3-01-25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2-09-24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2-08-31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2-07-27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2-06-25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2-05-30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2-03-15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2-01-31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1-12-27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1-11-29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1-10-27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1-09-20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1-08-30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1-07-26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1-06-27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1-05-24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1-05-04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1-03-23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1-01-30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0-10-06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0-08-20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10-06-28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9-08-26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9-06-12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9-05-2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9-04-28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9-02-27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9-01-29 1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8-12-10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8-11-10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8-09-17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8-07-22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8-05-16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8-04-11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8-03-04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8-02-13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8-01-07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7-12-19 1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7-11-26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7-10-15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7-09-19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7-07-05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7-06-08 1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7-05-07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7-04-03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7-03-14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7-02-26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7-01-03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6-12-14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6-11-21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6-10-26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6-08-01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6-07-18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6-06-01 13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6-05-08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6-04-21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6-03-02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6-02-08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6-01-17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5-12-16 1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5-11-03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5-10-11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5-09-14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5-08-19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5-07-08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5-06-16 1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5-05-09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5-04-22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5-03-04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5-02-25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5-01-04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4-12-09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4-11-12 1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4-10-20 1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4-09-03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4-08-20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4-07-06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4-06-28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4-05-07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4-04-12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4-03-08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4-02-06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4-01-07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3-12-22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3-11-19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3-10-08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3-09-02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3-07-29 1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3-06-13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3-05-19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3-04-03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3-02-10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3-01-27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2-12-18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2-10-18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2-08-13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2-07-10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2-06-14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2-05-10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2-04-04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2-03-19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2-02-27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2-01-03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1-12-1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1-11-13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1-10-18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1-09-18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1-08-31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1-06-01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1-05-01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1-04-17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1-03-29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1-02-27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1-01-12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0-12-01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0-11-03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0-09-12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0-09-07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0-08-28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0-08-08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0-07-28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0-06-30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0-05-19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0-02-24 1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2000-01-03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9-11-0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9-09-30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9-08-16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9-07-29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9-06-28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9-05-28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9-03-19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9-02-17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8-11-23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8-09-04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8-07-20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8-06-12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8-05-15 1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8-04-08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8-03-16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8-02-2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8-01-2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7-12-09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7-11-2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7-10-09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7-09-05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7-08-18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7-07-0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7-06-09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7-05-09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7-04-04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7-03-07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7-02-18 1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7-01-08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6-12-05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6-11-19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6-10-15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6-08-23 1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6-06-26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6-05-20 1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6-04-15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6-03-05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6-02-16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6-01-23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5-12-12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5-11-03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5-10-05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5-09-20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5-08-03 1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5-07-14 1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5-06-08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5-05-17 1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5-04-19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5-03-13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5-02-27 1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4-10-25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4-09-14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4-07-12 1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4-06-09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4-05-04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4-04-11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4-03-10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4-02-2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4-01-18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3-12-20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3-11-09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3-10-18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3-09-09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3-08-27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3-07-13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3-06-14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3-05-1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3-04-26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3-03-31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3-02-1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3-01-1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1-11-27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1-10-3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1-09-26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1-08-19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1-07-19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1-06-11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1-05-23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1-05-01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1-03-25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1-02-20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1-01-25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0-12-19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0-11-09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0-09-14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0-07-20 1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0-06-25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0-05-21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0-05-11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0-05-02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0-04-05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0-03-23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0-02-05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0-01-30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90-01-17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89-12-13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89-11-30 1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89-11-13 1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89-10-03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89-09-11 1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89-08-22 1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89-08-16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89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5066043401</text:p>
          </table:table-cell>
          <table:table-cell office:value-type="string" calcext:value-type="string">
            <text:p>1989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81" meta:object-count="0"/>
    <meta:user-defined meta:name="AppVersion">3.0</meta:user-defined>
  </office:meta>
</office:document-meta>
</file>